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f0b" officeooo:paragraph-rsid="001abf0b"/>
    </style:style>
    <style:style style:name="P2" style:family="paragraph" style:parent-style-name="Standard">
      <style:text-properties officeooo:rsid="001c6ce2" officeooo:paragraph-rsid="001c6ce2"/>
    </style:style>
    <style:style style:name="P3" style:family="paragraph" style:parent-style-name="Preformatted_20_Text">
      <style:text-properties officeooo:rsid="001c6ce2" officeooo:paragraph-rsid="001c6ce2"/>
    </style:style>
    <style:style style:name="P4" style:family="paragraph" style:parent-style-name="Preformatted_20_Text">
      <style:text-properties officeooo:rsid="001c6ce2" officeooo:paragraph-rsid="001c6ce2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stat -ntl</text:p>
      <text:p text:style-name="P1">top</text:p>
      <text:p text:style-name="P1">fuser -k -n tcp [port]</text:p>
      <text:p text:style-name="P2">or</text:p>
      <text:p text:style-name="P3"><text:span text:style-name="Source_20_Text"><text:span text:style-name="T1">kill -9 [process]</text:span></text:span></text:p>
      <text:p text:style-name="P3"><text:a xlink:type="simple" xlink:href="http://localhost:3000/campaign-coupon" text:style-name="Internet_20_link" text:visited-style-name="Visited_20_Internet_20_Link"><text:span text:style-name="Source_20_Text"><text:span text:style-name="T1">http://localhost:3000/campaign-coupon</text:span>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34:33.481695532</meta:creation-date>
    <meta:generator>LibreOffice/6.0.7.3$Linux_X86_64 LibreOffice_project/00m0$Build-3</meta:generator>
    <dc:date>2019-07-15T16:28:12.328602683</dc:date>
    <meta:editing-duration>PT1M13S</meta:editing-duration>
    <meta:editing-cycles>3</meta:editing-cycles>
    <meta:document-statistic meta:table-count="0" meta:image-count="0" meta:object-count="0" meta:page-count="1" meta:paragraph-count="6" meta:word-count="13" meta:character-count="93" meta:non-whitespace-character-count="86"/>
  </office:meta>
</office:document-meta>
</file>